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Menlo1" svg:font-family="Menlo, Monaco, 'Courier New', Courier, monospace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4c410" officeooo:paragraph-rsid="0004c410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20pt" fo:font-weight="bold" officeooo:rsid="0004c410" officeooo:paragraph-rsid="0004c410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04c410" officeooo:paragraph-rsid="0004c410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normal" officeooo:rsid="0004c410" officeooo:paragraph-rsid="0004c410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style="normal" fo:font-weight="bold" officeooo:rsid="000842a2" officeooo:paragraph-rsid="000842a2" style:font-size-asian="17.5pt" style:font-style-asian="normal" style:font-weight-asian="bold" style:font-size-complex="20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style="normal" fo:font-weight="bold" officeooo:rsid="00093f80" officeooo:paragraph-rsid="00093f80" style:font-size-asian="17.5pt" style:font-style-asian="normal" style:font-weight-asian="bold" style:font-size-complex="20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04c410" officeooo:paragraph-rsid="0004c410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4c410" officeooo:paragraph-rsid="0004c41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officeooo:rsid="0004c410" officeooo:paragraph-rsid="0004c41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4c410" officeooo:paragraph-rsid="0004c41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fo:font-weight="normal" officeooo:rsid="0004c410" officeooo:paragraph-rsid="0006d27d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italic" fo:font-weight="normal" officeooo:rsid="0004c410" officeooo:paragraph-rsid="0004c410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font-style="normal" fo:font-weight="bold" officeooo:rsid="000842a2" officeooo:paragraph-rsid="000842a2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bold" officeooo:rsid="000842a2" officeooo:paragraph-rsid="000842a2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bold" officeooo:rsid="000842a2" officeooo:paragraph-rsid="000aad7c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04c410" officeooo:paragraph-rsid="0004c410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04c410" officeooo:paragraph-rsid="0006d27d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2pt" fo:font-style="normal" fo:font-weight="normal" officeooo:rsid="0004c410" officeooo:paragraph-rsid="0006d27d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04c410"/>
    </style:style>
    <style:style style:name="P20" style:family="paragraph" style:parent-style-name="Standard">
      <style:paragraph-properties fo:text-align="start" style:justify-single-word="false"/>
      <style:text-properties officeooo:paragraph-rsid="00093f80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bf3a" style:font-weight-asian="normal" style:font-weight-complex="normal"/>
    </style:style>
    <style:style style:name="T4" style:family="text">
      <style:text-properties fo:font-weight="normal" officeooo:rsid="0004c410" style:font-weight-asian="normal" style:font-weight-complex="normal"/>
    </style:style>
    <style:style style:name="T5" style:family="text">
      <style:text-properties fo:font-weight="normal" officeooo:rsid="00093f80" style:font-weight-asian="normal" style:font-weight-complex="normal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fo:font-style="italic" fo:font-weight="normal" officeooo:rsid="0006d27d" style:font-size-asian="10.5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font-style="italic" fo:font-weight="normal" officeooo:rsid="00093f80" style:font-size-asian="10.5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font-style="italic" fo:font-weight="bold" officeooo:rsid="0006d27d" style:font-size-asian="10.5pt" style:font-style-asian="italic" style:font-weight-asian="bold" style:font-size-complex="12pt" style:font-style-complex="italic" style:font-weight-complex="bold"/>
    </style:style>
    <style:style style:name="T10" style:family="text">
      <style:text-properties fo:font-size="12pt" fo:font-style="normal" fo:font-weight="normal" officeooo:rsid="0006bf3a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06d27d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normal" officeooo:rsid="00093f80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officeooo:rsid="0006bf3a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6d27d" style:font-style-asian="italic" style:font-style-complex="italic"/>
    </style:style>
    <style:style style:name="T16" style:family="text">
      <style:text-properties fo:font-style="italic" officeooo:rsid="000aad7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06bf3a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04c410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0aad7c" style:font-style-asian="italic" style:font-weight-asian="normal" style:font-style-complex="italic" style:font-weight-complex="normal"/>
    </style:style>
    <style:style style:name="T21" style:family="text">
      <style:text-properties fo:font-weight="bold" officeooo:rsid="0006d27d" style:font-weight-asian="bold" style:font-weight-complex="bold"/>
    </style:style>
    <style:style style:name="T22" style:family="text">
      <style:text-properties officeooo:rsid="0006d27d"/>
    </style:style>
    <style:style style:name="T23" style:family="text">
      <style:text-properties officeooo:rsid="00093f80"/>
    </style:style>
    <style:style style:name="T24" style:family="text">
      <style:text-properties officeooo:rsid="000aad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niversidade Federal de Itajubá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Segundo Trabalho de TELC03: Protocolo MQTT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Alvaro Munhoz Mota – 20847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4"><text:span text:style-name="T1">6 de dezembro de 2018</text:span></text:p>
      <text:p text:style-name="P1"><text:soft-page-break/>Sobre a aplicação</text:p>
      <text:p text:style-name="P3"/>
      <text:p text:style-name="P8"><text:tab/><text:span text:style-name="T2">O intuito desta aplicação foi simular a comunicação por protocolo MQTT. Para isso, foram criados dois tipos de cliente: um publisher, responsável por fazer as publicações, e um subscriber, que permanece atento a qualquer publicação em um dos tópicos selecionados.</text:span></text:p>
      <text:p text:style-name="P8"><text:span text:style-name="T2"><text:tab/></text:span><text:span text:style-name="T3">Os programas foram codificados em python, por ser uma linguagem que incentiva um código mais limpo, de fácil leitura e também por ser uma linguagem com a qual o aluno está acostumado a usar.</text:span></text:p>
      <text:p text:style-name="P8"><text:span text:style-name="T3"><text:tab/>O broker utilizado foi o mosquitto. Ele pode ser instalado em um sistema Linux pelo comando:</text:span></text:p>
      <text:p text:style-name="P8"><text:span text:style-name="T3"/></text:p>
      <text:p text:style-name="P8"><text:span text:style-name="T3"><text:tab/></text:span><text:span text:style-name="T18">sudo apt-get install mosquitto</text:span></text:p>
      <text:p text:style-name="P8"><text:span text:style-name="T18"/></text:p>
      <text:p text:style-name="P19"><text:span text:style-name="T10"><text:tab/>Também foi utilizada a biblioteca </text:span><text:span text:style-name="T9">paho</text:span><text:span text:style-name="T7"> </text:span><text:span text:style-name="T11">que fornece as funcionalidade do mqtt para o python. Informações de como a </text:span><text:span text:style-name="T9">paho</text:span><text:span text:style-name="T11"> pode ser instalada em um ambiente virtual podem ser encontradas seguindo este </text:span><text:a xlink:type="simple" xlink:href="https://www.hivemq.com/blog/mqtt-client-library-paho-python" text:style-name="Internet_20_link" text:visited-style-name="Visited_20_Internet_20_Link"><text:span text:style-name="T11">link</text:span></text:a><text:span text:style-name="T11">.</text:span></text:p>
      <text:p text:style-name="P9"><text:span text:style-name="T2"/></text:p>
      <text:p text:style-name="P9"><text:span text:style-name="T2"/></text:p>
      <text:p text:style-name="P1">O Publisher</text:p>
      <text:p text:style-name="P1"/>
      <text:p text:style-name="P10"><text:tab/><text:span text:style-name="T13">Ao executar o client-publisher, a primeira coisa que o programa irá fazer é solicitar o endereço IP da máquina onde o MQTT broker estiver rodando:</text:span></text:p>
      <text:p text:style-name="P10"/>
      <text:p text:style-name="P12"><text:tab/>import paho.mqtt.client as mqtt</text:p>
      <text:p text:style-name="P12"><text:tab/>import time</text:p>
      <text:p text:style-name="P12"/>
      <text:p text:style-name="P12"><text:tab/>client = mqtt.Client()</text:p>
      <text:p text:style-name="P12"><text:tab/>loop = True</text:p>
      <text:p text:style-name="P10"><text:tab/><text:span text:style-name="T14">broker = input("IP do Broker: ") <text:tab/></text:span><text:span text:style-name="T16"># Aqui é solicitado o endereço IP da máquina rodando <text:tab/><text:tab/><text:tab/><text:tab/><text:tab/><text:tab/># o Broker</text:span></text:p>
      <text:p text:style-name="P10"><text:span text:style-name="T14"/></text:p>
      <text:p text:style-name="P16"><text:tab/><text:span text:style-name="T22">Logo após, o programa entra em um loop, que informa o usuário das opções possíveis de comando. Ao entrar com </text:span><text:span text:style-name="T21">bye</text:span><text:span text:style-name="T22">, o client-publisher irá enviar nos tópicos </text:span><text:span text:style-name="T21">temperatura </text:span><text:span text:style-name="T22">e </text:span><text:span text:style-name="T21">pressao</text:span><text:span text:style-name="T22"> uma mensagem que fará com que os subscribers desliguem, e sai do loop.</text:span></text:p>
      <text:p text:style-name="P16"><text:tab/><text:span text:style-name="T22">Ao entrar com </text:span><text:span text:style-name="T21">temp</text:span><text:span text:style-name="T22">, o client-publisher irá simular a leitura de temperatura, enviando dez vezes uma mensagem para o tópico </text:span><text:span text:style-name="T21">temperatura</text:span><text:span text:style-name="T22"> a cada cinco segundos.</text:span></text:p>
      <text:p text:style-name="P17"><text:tab/><text:span text:style-name="T22">Ao entrar com </text:span><text:span text:style-name="T21">pres</text:span><text:span text:style-name="T22">, o client-publisher irá simular a leitura de pressão atmosférica, enviando dez vezes uma mensagem para o tópico </text:span><text:span text:style-name="T21">pressao</text:span><text:span text:style-name="T22"> a cada cinco segundos.</text:span></text:p>
      <text:p text:style-name="P17"/>
      <text:p text:style-name="P11"><text:tab/>while(loop):</text:p>
      <text:p text:style-name="P11"><text:tab/> <text:s text:c="3"/>print("Comandos:")</text:p>
      <text:p text:style-name="P11"><text:tab/> <text:s text:c="3"/>print("bye - desliga os subscribers")</text:p>
      <text:p text:style-name="P11"><text:tab/> <text:s text:c="3"/>print("temp - inicia sensoriamento de temperatura")</text:p>
      <text:p text:style-name="P11"><text:tab/> <text:s text:c="3"/>print("pres - inicia sensoriamento de pressao")</text:p>
      <text:p text:style-name="P11"><text:tab/> <text:s text:c="3"/>message = input("Entrada: ")</text:p>
      <text:p text:style-name="P11"/>
      <text:p text:style-name="P11"><text:tab/> <text:s text:c="3"/>if (message == "temp"): <text:span text:style-name="T24"># se a opção escolhida é a de temperatura</text:span></text:p>
      <text:p text:style-name="P11"><text:tab/> <text:s text:c="7"/>i = 10</text:p>
      <text:p text:style-name="P11"><text:tab/> <text:s text:c="7"/>client.connect(broker,1883,60)</text:p>
      <text:p text:style-name="P11"><text:tab/> <text:s text:c="7"/>while(i &gt; 0):</text:p>
      <text:p text:style-name="P11"><text:soft-page-break/><text:tab/> <text:s text:c="11"/>client.publish("topic/temperatura", "Temperatura: 25°C")</text:p>
      <text:p text:style-name="P11"><text:tab/> <text:s text:c="11"/>time.sleep(5)</text:p>
      <text:p text:style-name="P11"><text:tab/> <text:s text:c="11"/>i = i-1</text:p>
      <text:p text:style-name="P11"><text:tab/> <text:s text:c="7"/>client.disconnect()</text:p>
      <text:p text:style-name="P11"><text:tab/> <text:s text:c="7"/></text:p>
      <text:p text:style-name="P11"><text:tab/> <text:s text:c="3"/>if (message == "pres"): <text:span text:style-name="T24"># se a opção escolhida é a de pressão</text:span></text:p>
      <text:p text:style-name="P11"><text:tab/> <text:s text:c="7"/>i = 10</text:p>
      <text:p text:style-name="P11"><text:tab/> <text:s text:c="7"/>client.connect(broker,1883,60)</text:p>
      <text:p text:style-name="P11"><text:tab/> <text:s text:c="7"/>while(i &gt; 0):</text:p>
      <text:p text:style-name="P11"><text:tab/> <text:s text:c="11"/>client.publish("topic/pressao", "Pressão: 1 atm")</text:p>
      <text:p text:style-name="P11"><text:tab/> <text:s text:c="11"/>time.sleep(5)</text:p>
      <text:p text:style-name="P11"><text:tab/> <text:s text:c="11"/>i = i-1</text:p>
      <text:p text:style-name="P11"><text:tab/> <text:s text:c="7"/>client.disconnect()</text:p>
      <text:p text:style-name="P11"><text:tab/></text:p>
      <text:p text:style-name="P11"><text:tab/> <text:s text:c="3"/>elif (message == "bye"): <text:span text:style-name="T24"># se a opção escolhida é de desligar os subscribers</text:span></text:p>
      <text:p text:style-name="P11"><text:tab/> <text:s text:c="7"/>client.connect(broker,1883,60)</text:p>
      <text:p text:style-name="P11"><text:tab/> <text:s text:c="7"/>client.publish("topic/temperatura", "bye")</text:p>
      <text:p text:style-name="P11"><text:tab/> <text:s text:c="7"/>client.publish("topic/pressao", "bye")</text:p>
      <text:p text:style-name="P11"><text:tab/> <text:s text:c="7"/>client.disconnect()</text:p>
      <text:p text:style-name="P11"><text:tab/> <text:s text:c="7"/>loop = False</text:p>
      <text:p text:style-name="P11"/>
      <text:p text:style-name="P17"><text:tab/><text:span text:style-name="T22">O comando que o client usa para a conexão é o </text:span><text:span text:style-name="T21">connect()</text:span><text:span text:style-name="T22">. No código, temos </text:span><text:span text:style-name="T14"><text:tab/> <text:s text:c="7"/>client.connect(broker,1883,60)</text:span>, <text:span text:style-name="T22">onde o primeiro parâmetro é o endereço IP de onde o broker está rodando, o segundo parâmetro é a porta do broker (no caso do mosquitto, a porta padrão é 1883) e o terceiro parâmetro é o </text:span><text:span text:style-name="T15">keepalive</text:span><text:span text:style-name="T22">, que representa o tempo de timeout da conexão do client, em segundos.</text:span></text:p>
      <text:p text:style-name="P17"/>
      <text:p text:style-name="P18"/>
      <text:p text:style-name="P5">O Subscriber</text:p>
      <text:p text:style-name="P5"><text:span text:style-name="T2"/></text:p>
      <text:p text:style-name="P14"><text:span text:style-name="T2"><text:tab/>Assim como o client-publisher, o client-subscriber inicia por perguntar o endereço IP da máquina onde está rodando o MQTT Broker, e mostrando os tópicos nos quais é possível fazer o subscribe. No caso, são usados os tópicos </text:span>temperatura<text:span text:style-name="T2">, </text:span>pressão<text:span text:style-name="T2"> e a </text:span><text:span text:style-name="T17">wildcard</text:span><text:span text:style-name="T2"> </text:span>#<text:span text:style-name="T2"> que pode ser selecionada através da entrada </text:span>all<text:span text:style-name="T2">.</text:span></text:p>
      <text:p text:style-name="P14"><text:span text:style-name="T2"><text:tab/></text:span></text:p>
      <text:p text:style-name="P14"><text:span text:style-name="T2"><text:tab/></text:span><text:span text:style-name="T19">import paho.mqtt.client as mqtt</text:span></text:p>
      <text:p text:style-name="P14"/>
      <text:p text:style-name="P14"><text:span text:style-name="T19"><text:tab/>broker = input("IP do Broker: ")</text:span></text:p>
      <text:p text:style-name="P14"><text:span text:style-name="T19"><text:tab/>print("Topics:")</text:span></text:p>
      <text:p text:style-name="P14"><text:span text:style-name="T19"><text:tab/>print("temperatura")</text:span></text:p>
      <text:p text:style-name="P14"><text:span text:style-name="T19"><text:tab/>print("pressao")</text:span></text:p>
      <text:p text:style-name="P14"><text:span text:style-name="T19"><text:tab/>print("all")</text:span></text:p>
      <text:p text:style-name="P14"><text:span text:style-name="T19"><text:tab/>message = input("Entrada: ")</text:span></text:p>
      <text:p text:style-name="P14"><text:span text:style-name="T19"><text:tab/></text:span></text:p>
      <text:p text:style-name="P14"><text:span text:style-name="T19"><text:tab/>def on_connect(client, userdata, flags, rc):<text:tab/></text:span><text:span text:style-name="T20"># o método on_connect lida com a conexão e </text:span></text:p>
      <text:p text:style-name="P15"><text:span text:style-name="T19"><text:tab/> <text:s text:c="3"/>print("Conectado! Código: "+str(rc))<text:tab/></text:span><text:span text:style-name="T20"># com o tópico em que ocorrera o subscribe</text:span></text:p>
      <text:p text:style-name="P14"><text:span text:style-name="T19"><text:tab/> <text:s text:c="3"/>print("Tópico Escolhido: "+message)</text:span></text:p>
      <text:p text:style-name="P14"><text:span text:style-name="T19"><text:tab/> <text:s text:c="3"/>if (message == "temperatura"):</text:span></text:p>
      <text:p text:style-name="P14"><text:span text:style-name="T19"><text:tab/> <text:s text:c="7"/>print("(topic/temperatura)")</text:span></text:p>
      <text:p text:style-name="P14"><text:span text:style-name="T19"><text:tab/> <text:s text:c="7"/>client.subscribe("topic/temperatura")</text:span></text:p>
      <text:p text:style-name="P14"><text:span text:style-name="T19"><text:tab/> <text:s text:c="3"/></text:span></text:p>
      <text:p text:style-name="P14"><text:soft-page-break/><text:span text:style-name="T19"><text:tab/> <text:s text:c="3"/>elif (message == "pressao"):</text:span></text:p>
      <text:p text:style-name="P14"><text:span text:style-name="T19"><text:tab/> <text:s text:c="7"/>print("(topic/pressao)")</text:span></text:p>
      <text:p text:style-name="P14"><text:span text:style-name="T19"><text:tab/> <text:s text:c="7"/>client.subscribe("topic/pressao")</text:span></text:p>
      <text:p text:style-name="P14"><text:span text:style-name="T19"><text:tab/> <text:s text:c="7"/></text:span></text:p>
      <text:p text:style-name="P14"><text:span text:style-name="T19"><text:tab/> <text:s text:c="3"/>elif (message == "all"):</text:span></text:p>
      <text:p text:style-name="P14"><text:span text:style-name="T19"><text:tab/> <text:s text:c="7"/>print("(topic/#)")</text:span></text:p>
      <text:p text:style-name="P14"><text:span text:style-name="T19"><text:tab/> <text:s text:c="7"/>client.subscribe("topic/#")</text:span></text:p>
      <text:p text:style-name="P14"><text:span text:style-name="T19"><text:tab/> <text:s text:c="3"/></text:span></text:p>
      <text:p text:style-name="P14"><text:span text:style-name="T19"><text:tab/> <text:s text:c="3"/>else:</text:span></text:p>
      <text:p text:style-name="P14"><text:span text:style-name="T19"><text:tab/> <text:s text:c="7"/>print("Nenhum topic com esse nome encontrado!")</text:span></text:p>
      <text:p text:style-name="P14"><text:span text:style-name="T19"><text:tab/> <text:s text:c="7"/>print("Desconectando")</text:span></text:p>
      <text:p text:style-name="P14"><text:span text:style-name="T19"><text:tab/> <text:s text:c="7"/>client.disconnect()</text:span></text:p>
      <text:p text:style-name="P14"><text:span text:style-name="T19"><text:s text:c="8"/></text:span></text:p>
      <text:p text:style-name="P14"><text:span text:style-name="T19"/></text:p>
      <text:p text:style-name="P14"><text:span text:style-name="T19"><text:tab/>def on_message(client, userdata, msg):<text:tab/></text:span><text:span text:style-name="T20"># o método on_message trata o que irá ocorrer</text:span></text:p>
      <text:p text:style-name="P14"><text:span text:style-name="T19"><text:tab/> <text:s text:c="3"/>print(msg.payload.decode())<text:tab/><text:tab/></text:span><text:span text:style-name="T20"># ao receber uma mensagem</text:span></text:p>
      <text:p text:style-name="P14"><text:span text:style-name="T19"><text:tab/> <text:s text:c="3"/>if msg.payload.decode() == "bye":</text:span></text:p>
      <text:p text:style-name="P14"><text:span text:style-name="T19"><text:tab/> <text:s text:c="7"/>print("Desconectando")</text:span></text:p>
      <text:p text:style-name="P14"><text:span text:style-name="T19"><text:tab/> <text:s text:c="7"/>client.disconnect()</text:span></text:p>
      <text:p text:style-name="P14"><text:span text:style-name="T19"><text:s text:c="4"/></text:span></text:p>
      <text:p text:style-name="P14"><text:span text:style-name="T19"><text:s text:c="4"/></text:span></text:p>
      <text:p text:style-name="P14"><text:span text:style-name="T19"><text:tab/>client = mqtt.Client()</text:span></text:p>
      <text:p text:style-name="P14"><text:span text:style-name="T19"><text:tab/>client.connect(broker,1883,60)</text:span></text:p>
      <text:p text:style-name="P14"><text:span text:style-name="T19"><text:tab/></text:span></text:p>
      <text:p text:style-name="P14"><text:span text:style-name="T19"><text:tab/>client.on_connect = on_connect</text:span></text:p>
      <text:p text:style-name="P14"><text:span text:style-name="T19"><text:tab/>client.on_message = on_message</text:span></text:p>
      <text:p text:style-name="P14"><text:span text:style-name="T19"><text:tab/></text:span></text:p>
      <text:p text:style-name="P14"><text:span text:style-name="T19"><text:tab/>client.loop_forever()<text:tab/></text:span><text:span text:style-name="T20"># ao chamar loop_forever(), o programa continua executando e <text:tab/><text:tab/><text:tab/><text:tab/><text:tab/># reconectando ao Broker indefinidamente</text:span></text:p>
      <text:p text:style-name="P14"><text:span text:style-name="T19"/></text:p>
      <text:p text:style-name="P14"><text:span text:style-name="T4"><text:tab/></text:span><text:span text:style-name="T2">O programa irá, basicamente, se manter recebendo qualquer mensagem do tópico escolhido por tempo indefinido. Isso é realizado através do </text:span><text:span text:style-name="T19">client.loop_forever(). </text:span><text:span text:style-name="T4"><text:s/></text:span><text:span text:style-name="T2">A função </text:span><text:span text:style-name="T17">loop_forever()</text:span><text:span text:style-name="T2"> garante que o client continue rodando e </text:span><text:span text:style-name="T5">reconecte automaticamente com o MQTT Broker.</text:span></text:p>
      <text:p text:style-name="P14"><text:span text:style-name="T5"><text:tab/>A única forma do programa parar é forçando interrupção pelo ambiente utilizado (fechando o terminal ou entrando com Ctrl+C no terminal Linux, por exemplo), ou quando o client-subscriber recebe a mensagem </text:span><text:span text:style-name="T23">bye</text:span><text:span text:style-name="T5"> por um dos tópicos que está acompanhando.</text:span></text:p>
      <text:p text:style-name="P14"><text:span text:style-name="T5"/></text:p>
      <text:p text:style-name="P13"><text:span text:style-name="T5"/></text:p>
      <text:p text:style-name="P6">Como Executar</text:p>
      <text:p text:style-name="P6"><text:span text:style-name="T6"/></text:p>
      <text:p text:style-name="P20"><text:span text:style-name="T12"><text:tab/>Para tornar mais fácil a demonstração, sem a necessidade de instalar pacotes, o python, ou a criação de um ambiente virtual, foi utilizada a ferramenta Pyinstaller. Informações sobre a instalação e uso da ferramenta podem ser encontradas </text:span><text:a xlink:type="simple" xlink:href="https://www.pyinstaller.org/" text:style-name="Internet_20_link" text:visited-style-name="Visited_20_Internet_20_Link"><text:span text:style-name="T12">aqui</text:span></text:a><text:span text:style-name="T12">.</text:span></text:p>
      <text:p text:style-name="P20"><text:span text:style-name="T12"><text:tab/>No caso, foram gerados então dois executáveis, o client-publisher e o client-subscriber.</text:span></text:p>
      <text:p text:style-name="P20"><text:span text:style-name="T12"><text:tab/>Eles só podem ser executados no Linux. Para criar executáveis para outros sistemas operacionais, é necessário usar o Pyinstaller no sistema operacional desejado (pode-se fazer uso de uma máquina virtual).</text:span></text:p>
      <text:p text:style-name="P20"><text:span text:style-name="T12"><text:tab/>Os clientes são executados via terminal:</text:span></text:p>
      <text:p text:style-name="P20"><text:span text:style-name="T12"><text:tab/></text:span><text:span text:style-name="T8">./client-publisher<text:line-break/><text:tab/>./client-subscrib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Menlo1" svg:font-family="Menlo, Monaco, 'Courier New', Courier, monospace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01:43:04.681496824</meta:creation-date>
    <dc:date>2018-12-06T02:58:22.478015813</dc:date>
    <meta:editing-duration>PT53S</meta:editing-duration>
    <meta:editing-cycles>1</meta:editing-cycles>
    <meta:document-statistic meta:table-count="0" meta:image-count="0" meta:object-count="0" meta:page-count="4" meta:paragraph-count="104" meta:word-count="813" meta:character-count="6089" meta:non-whitespace-character-count="4881"/>
    <meta:generator>LibreOffice/6.0.6.2$Linux_X86_64 LibreOffice_project/00m0$Build-2</meta:generator>
  </office:meta>
</office:document-meta>
</file>